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800080" fo:border="0.74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ize="11pt" style:font-name-asian="Arial" style:font-size-asian="11pt" style:font-name-complex="Arial" style:font-size-complex="11pt"/>
    </style:style>
    <style:style style:name="ce13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 style:writing-mode="page"/>
      <style:text-properties fo:color="#ffffff" style:font-name="Liberation Sans" fo:font-size="12pt" fo:font-style="normal" fo:font-weight="normal" style:font-name-asian="Arial" style:font-size-asian="12pt" style:font-name-complex="Arial" style:font-size-complex="12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ackground-color="#800080" fo:border="0.74pt solid #000000"/>
    </style:style>
    <style:style style:name="ce44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0080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  <style:style style:name="T2" style:family="text">
      <style:text-properties fo:color="#000000" fo:font-size="11pt" fo:font-weight="normal" style:text-underline-style="none" style:text-underline-color="font-color" fo:font-style="normal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6pt" style:font-size-asian="6pt" style:font-size-complex="6pt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Теоритическая часть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СПЗ 09.11.24 Задание 1 по модулю 1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4" table:number-rows-spanned="1">
            <text:p>№1. Какие бывают методы обучения: a) с учителем , б)без учителя , в)с частичным привлечением учителя , г) с подкреплением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4" table:number-rows-spanned="1">
            <text:p>№2. Какие бывают модели обучения: а) дискриминативные, б) генеративные;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 table:number-columns-spanned="4" table:number-rows-spanned="1">
            <text:p>№3. Модели 1 и 2 были обучены и протестированы на тестовой выборке. Модель 1 </text:p>
            <text:p>показала высокий процент ошибок и на обучающей , и на тестовой выборке, а модель </text:p>
            <text:p>2 – только на тестовой. Охарактеризуйте поведение моделей: а) модель 1 демонстрирует высокое смещение и эффект недообучения, ж) модель 2 демонстрирует высокую дисперсию и эффект переобучения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2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 table:number-columns-spanned="4" table:number-rows-spanned="1">
            <text:p>4. Вычислить среднее, медиану и моду для выборки: </text:p>
            <text:p/>
            <text:p> x ={0,1,1,1,2,3,5,7,8,10,11,<text:span text:style-name="T1">11</text:span>,14,15,17,19,20,23,25} </text:p>
            <text:p/>
            <text:p>Среднее = 10,16 </text:p>
            <text:p>Мода = 1 (4 раза повторяется)</text:p>
            <text:p>Медиана = 10 (нечетное количество чисел а 10 по середине)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4" table:number-rows-spanned="1">
            <text:p>Среднее: 10.157894736842104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4" table:number-rows-spanned="1">
            <text:p>Мода = 1 (4 раза повторяется)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 table:number-columns-spanned="7" table:number-rows-spanned="1">
            <text:p>Медиана = 10 (нечетное количество чисел а 10 по середине) </text:p>
          </table:table-cell>
          <table:covered-table-cell table:number-columns-repeated="6"/>
        </table:table-row>
      </table:table>
      <table:table table:name="Практическая часть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15"/>
        <table:table-column table:style-name="co1" table:default-cell-style-name="ce5"/>
        <table:table-column table:style-name="co3" table:default-cell-style-name="ce14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row table:style-name="ro6">
          <table:table-cell table:style-name="ce4" office:value-type="string" calcext:value-type="string">
            <text:p>a(xi)</text:p>
          </table:table-cell>
          <table:table-cell table:style-name="ce9" office:value-type="string" calcext:value-type="string">
            <text:p>yi</text:p>
          </table:table-cell>
          <table:table-cell table:style-name="ce14" office:value-type="string" calcext:value-type="string">
            <text:p><text:span text:style-name="T2">(a(xi)-yi)^2</text:span></text:p>
          </table:table-cell>
          <table:table-cell table:style-name="ce14" office:value-type="string" calcext:value-type="string">
            <text:p><text:span text:style-name="T2">MdAE</text:span></text:p>
          </table:table-cell>
          <table:table-cell table:style-name="ce16" office:value-type="string" calcext:value-type="string">
            <text:p>min((1-p1)*yi)</text:p>
          </table:table-cell>
          <table:table-cell table:style-name="ce18" office:value-type="string" calcext:value-type="string">
            <text:p>max((1+p1)*yi)</text:p>
          </table:table-cell>
          <table:table-cell table:style-name="ce16" office:value-type="string" calcext:value-type="string">
            <text:p>min((1-p2)*yi)</text:p>
          </table:table-cell>
          <table:table-cell table:style-name="ce18" office:value-type="string" calcext:value-type="string">
            <text:p>max((1+p2)*yi)</text:p>
          </table:table-cell>
        </table:table-row>
        <table:table-row table:style-name="ro6">
          <table:table-cell table:number-columns-repeated="2" office:value-type="float" office:value="7" calcext:value-type="float">
            <text:p>7</text:p>
          </table:table-cell>
          <table:table-cell table:formula="of:=([.A3]-[.B3])^2" office:value-type="float" office:value="0" calcext:value-type="float">
            <text:p>0</text:p>
          </table:table-cell>
          <table:table-cell table:style-name="ce16" table:formula="of:=ABS([.A2]-[.B2])" office:value-type="float" office:value="0" calcext:value-type="float">
            <text:p>0</text:p>
          </table:table-cell>
          <table:table-cell table:style-name="ce17" table:formula="of:=(1-[.$B$35])*[.$B2]" office:value-type="float" office:value="6.3" calcext:value-type="float">
            <text:p>6,3</text:p>
          </table:table-cell>
          <table:table-cell table:style-name="ce17" table:formula="of:=(1+[.$B$35])*[.$B2]" office:value-type="float" office:value="7.7" calcext:value-type="float">
            <text:p>7,7</text:p>
          </table:table-cell>
          <table:table-cell table:formula="of:=(1-[.$B$36])*[.$B2]" office:value-type="float" office:value="3.5" calcext:value-type="float">
            <text:p>3,5</text:p>
          </table:table-cell>
          <table:table-cell table:formula="of:=(1+[.$B$36])*[.$B2]" office:value-type="float" office:value="10.5" calcext:value-type="float">
            <text:p>10,5</text:p>
          </table:table-cell>
        </table:table-row>
        <table:table-row table:style-name="ro6">
          <table:table-cell table:number-columns-repeated="2" office:value-type="float" office:value="0" calcext:value-type="float">
            <text:p>0</text:p>
          </table:table-cell>
          <table:table-cell table:formula="of:=([.A7]-[.B7])^2" office:value-type="float" office:value="0" calcext:value-type="float">
            <text:p>0</text:p>
          </table:table-cell>
          <table:table-cell table:formula="of:=ABS([.A3]-[.B3])" office:value-type="float" office:value="0" calcext:value-type="float">
            <text:p>0</text:p>
          </table:table-cell>
          <table:table-cell table:style-name="ce17" table:formula="of:=(1-[.$B$35])*[.$B3]" office:value-type="float" office:value="0" calcext:value-type="float">
            <text:p>0</text:p>
          </table:table-cell>
          <table:table-cell table:style-name="ce17" table:formula="of:=(1+[.$B$35])*[.$B3]" office:value-type="float" office:value="0" calcext:value-type="float">
            <text:p>0</text:p>
          </table:table-cell>
          <table:table-cell table:formula="of:=(1-[.$B$36])*[.$B3]" office:value-type="float" office:value="0" calcext:value-type="float">
            <text:p>0</text:p>
          </table:table-cell>
          <table:table-cell table:formula="of:=(1+[.$B$36])*[.$B3]" office:value-type="float" office:value="0" calcext:value-type="float">
            <text:p>0</text:p>
          </table:table-cell>
        </table:table-row>
        <table:table-row table:style-name="ro6">
          <table:table-cell table:number-columns-repeated="2" office:value-type="float" office:value="-8" calcext:value-type="float">
            <text:p>-8</text:p>
          </table:table-cell>
          <table:table-cell table:formula="of:=([.A17]-[.B17])^2" office:value-type="float" office:value="1" calcext:value-type="float">
            <text:p>1</text:p>
          </table:table-cell>
          <table:table-cell table:formula="of:=ABS([.A17]-[.B17])" office:value-type="float" office:value="1" calcext:value-type="float">
            <text:p>1</text:p>
          </table:table-cell>
          <table:table-cell table:formula="of:=(1-[.$B$35])*[.$B4]" office:value-type="float" office:value="-7.2" calcext:value-type="float">
            <text:p>-7,2</text:p>
          </table:table-cell>
          <table:table-cell table:formula="of:=(1+[.$B$35])*[.$B4]" office:value-type="float" office:value="-8.8" calcext:value-type="float">
            <text:p>-8,8</text:p>
          </table:table-cell>
          <table:table-cell table:formula="of:=(1-[.$B$36])*[.$B4]" office:value-type="float" office:value="-4" calcext:value-type="float">
            <text:p>-4</text:p>
          </table:table-cell>
          <table:table-cell table:formula="of:=(1+[.$B$36])*[.$B4]" office:value-type="float" office:value="-12" calcext:value-type="float">
            <text:p>-12</text:p>
          </table:table-cell>
        </table:table-row>
        <table:table-row table:style-name="ro6">
          <table:table-cell table:number-columns-repeated="2" office:value-type="float" office:value="19" calcext:value-type="float">
            <text:p>19</text:p>
          </table:table-cell>
          <table:table-cell table:formula="of:=([.A18]-[.B18])^2" office:value-type="float" office:value="1" calcext:value-type="float">
            <text:p>1</text:p>
          </table:table-cell>
          <table:table-cell table:formula="of:=ABS([.A18]-[.B18])" office:value-type="float" office:value="1" calcext:value-type="float">
            <text:p>1</text:p>
          </table:table-cell>
          <table:table-cell table:style-name="ce17" table:formula="of:=(1-[.$B$35])*[.$B5]" office:value-type="float" office:value="17.1" calcext:value-type="float">
            <text:p>17,1</text:p>
          </table:table-cell>
          <table:table-cell table:style-name="ce17" table:formula="of:=(1+[.$B$35])*[.$B5]" office:value-type="float" office:value="20.9" calcext:value-type="float">
            <text:p>20,9</text:p>
          </table:table-cell>
          <table:table-cell table:formula="of:=(1-[.$B$36])*[.$B5]" office:value-type="float" office:value="9.5" calcext:value-type="float">
            <text:p>9,5</text:p>
          </table:table-cell>
          <table:table-cell table:formula="of:=(1+[.$B$36])*[.$B5]" office:value-type="float" office:value="28.5" calcext:value-type="float">
            <text:p>28,5</text:p>
          </table:table-cell>
        </table:table-row>
        <table:table-row table:style-name="ro6">
          <table:table-cell table:number-columns-repeated="2" office:value-type="float" office:value="-20" calcext:value-type="float">
            <text:p>-20</text:p>
          </table:table-cell>
          <table:table-cell table:formula="of:=([.A25]-[.B25])^2" office:value-type="float" office:value="4" calcext:value-type="float">
            <text:p>4</text:p>
          </table:table-cell>
          <table:table-cell table:formula="of:=ABS([.A25]-[.B25])" office:value-type="float" office:value="2" calcext:value-type="float">
            <text:p>2</text:p>
          </table:table-cell>
          <table:table-cell table:style-name="ce17" table:formula="of:=(1-[.$B$35])*[.$B6]" office:value-type="float" office:value="-18" calcext:value-type="float">
            <text:p>-18</text:p>
          </table:table-cell>
          <table:table-cell table:style-name="ce17" table:formula="of:=(1+[.$B$35])*[.$B6]" office:value-type="float" office:value="-22" calcext:value-type="float">
            <text:p>-22</text:p>
          </table:table-cell>
          <table:table-cell table:formula="of:=(1-[.$B$36])*[.$B6]" office:value-type="float" office:value="-10" calcext:value-type="float">
            <text:p>-10</text:p>
          </table:table-cell>
          <table:table-cell table:formula="of:=(1+[.$B$36])*[.$B6]" office:value-type="float" office:value="-30" calcext:value-type="float">
            <text:p>-30</text:p>
          </table:table-cell>
        </table:table-row>
        <table:table-row table:style-name="ro6">
          <table:table-cell table:number-columns-repeated="2" office:value-type="float" office:value="-21" calcext:value-type="float">
            <text:p>-21</text:p>
          </table:table-cell>
          <table:table-cell table:formula="of:=([.A26]-[.B26])^2" office:value-type="float" office:value="4" calcext:value-type="float">
            <text:p>4</text:p>
          </table:table-cell>
          <table:table-cell table:formula="of:=ABS([.A26]-[.B26])" office:value-type="float" office:value="2" calcext:value-type="float">
            <text:p>2</text:p>
          </table:table-cell>
          <table:table-cell table:style-name="ce17" table:formula="of:=(1-[.$B$35])*[.$B7]" office:value-type="float" office:value="-18.9" calcext:value-type="float">
            <text:p>-18,9</text:p>
          </table:table-cell>
          <table:table-cell table:style-name="ce17" table:formula="of:=(1+[.$B$35])*[.$B7]" office:value-type="float" office:value="-23.1" calcext:value-type="float">
            <text:p>-23,1</text:p>
          </table:table-cell>
          <table:table-cell table:formula="of:=(1-[.$B$36])*[.$B7]" office:value-type="float" office:value="-10.5" calcext:value-type="float">
            <text:p>-10,5</text:p>
          </table:table-cell>
          <table:table-cell table:formula="of:=(1+[.$B$36])*[.$B7]" office:value-type="float" office:value="-31.5" calcext:value-type="float">
            <text:p>-31,5</text:p>
          </table:table-cell>
        </table:table-row>
        <table:table-row table:style-name="ro6">
          <table:table-cell table:number-columns-repeated="2" office:value-type="float" office:value="-6" calcext:value-type="float">
            <text:p>-6</text:p>
          </table:table-cell>
          <table:table-cell table:formula="of:=([.A28]-[.B28])^2" office:value-type="float" office:value="4" calcext:value-type="float">
            <text:p>4</text:p>
          </table:table-cell>
          <table:table-cell table:formula="of:=ABS([.A28]-[.B28])" office:value-type="float" office:value="2" calcext:value-type="float">
            <text:p>2</text:p>
          </table:table-cell>
          <table:table-cell table:style-name="ce17" table:formula="of:=(1-[.$B$35])*[.$B8]" office:value-type="float" office:value="-5.4" calcext:value-type="float">
            <text:p>-5,4</text:p>
          </table:table-cell>
          <table:table-cell table:style-name="ce17" table:formula="of:=(1+[.$B$35])*[.$B8]" office:value-type="float" office:value="-6.6" calcext:value-type="float">
            <text:p>-6,6</text:p>
          </table:table-cell>
          <table:table-cell table:formula="of:=(1-[.$B$36])*[.$B8]" office:value-type="float" office:value="-3" calcext:value-type="float">
            <text:p>-3</text:p>
          </table:table-cell>
          <table:table-cell table:formula="of:=(1+[.$B$36])*[.$B8]" office:value-type="float" office:value="-9" calcext:value-type="float">
            <text:p>-9</text:p>
          </table:table-cell>
        </table:table-row>
        <table:table-row table:style-name="ro6">
          <table:table-cell table:number-columns-repeated="2" office:value-type="float" office:value="-5" calcext:value-type="float">
            <text:p>-5</text:p>
          </table:table-cell>
          <table:table-cell table:formula="of:=([.A31]-[.B31])^2" office:value-type="float" office:value="9" calcext:value-type="float">
            <text:p>9</text:p>
          </table:table-cell>
          <table:table-cell table:formula="of:=ABS([.A31]-[.B31])" office:value-type="float" office:value="3" calcext:value-type="float">
            <text:p>3</text:p>
          </table:table-cell>
          <table:table-cell table:style-name="ce17" table:formula="of:=(1-[.$B$35])*[.$B9]" office:value-type="float" office:value="-4.5" calcext:value-type="float">
            <text:p>-4,5</text:p>
          </table:table-cell>
          <table:table-cell table:style-name="ce17" table:formula="of:=(1+[.$B$35])*[.$B9]" office:value-type="float" office:value="-5.5" calcext:value-type="float">
            <text:p>-5,5</text:p>
          </table:table-cell>
          <table:table-cell table:formula="of:=(1-[.$B$36])*[.$B9]" office:value-type="float" office:value="-2.5" calcext:value-type="float">
            <text:p>-2,5</text:p>
          </table:table-cell>
          <table:table-cell table:formula="of:=(1+[.$B$36])*[.$B9]" office:value-type="float" office:value="-7.5" calcext:value-type="float">
            <text:p>-7,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]-[.B2])^2" office:value-type="float" office:value="0" calcext:value-type="float">
            <text:p>0</text:p>
          </table:table-cell>
          <table:table-cell table:formula="of:=ABS([.A2]-[.B2])" office:value-type="float" office:value="0" calcext:value-type="float">
            <text:p>0</text:p>
          </table:table-cell>
          <table:table-cell table:formula="of:=(1-[.$B$35])*[.$B10]" office:value-type="float" office:value="0.9" calcext:value-type="float">
            <text:p>0,9</text:p>
          </table:table-cell>
          <table:table-cell table:formula="of:=(1+[.$B$35])*[.$B10]" office:value-type="float" office:value="1.1" calcext:value-type="float">
            <text:p>1,1</text:p>
          </table:table-cell>
          <table:table-cell table:style-name="ce14" table:formula="of:=(1-[.$B$36])*[.$B10]" office:value-type="float" office:value="0.5" calcext:value-type="float">
            <text:p>0,5</text:p>
          </table:table-cell>
          <table:table-cell table:style-name="ce14" table:formula="of:=(1+[.$B$36])*[.$B10]" office:value-type="float" office:value="1.5" calcext:value-type="float">
            <text:p>1,5</text:p>
          </table:table-cell>
        </table:table-row>
        <table:table-row table:style-name="ro6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([.A4]-[.B4])^2" office:value-type="float" office:value="0" calcext:value-type="float">
            <text:p>0</text:p>
          </table:table-cell>
          <table:table-cell table:formula="of:=ABS([.A4]-[.B4])" office:value-type="float" office:value="0" calcext:value-type="float">
            <text:p>0</text:p>
          </table:table-cell>
          <table:table-cell table:formula="of:=(1-[.$B$35])*[.$B11]" office:value-type="float" office:value="-1.8" calcext:value-type="float">
            <text:p>-1,8</text:p>
          </table:table-cell>
          <table:table-cell table:formula="of:=(1+[.$B$35])*[.$B11]" office:value-type="float" office:value="-2.2" calcext:value-type="float">
            <text:p>-2,2</text:p>
          </table:table-cell>
          <table:table-cell table:formula="of:=(1-[.$B$36])*[.$B11]" office:value-type="float" office:value="-1" calcext:value-type="float">
            <text:p>-1</text:p>
          </table:table-cell>
          <table:table-cell table:formula="of:=(1+[.$B$36])*[.$B11]" office:value-type="float" office:value="-3" calcext:value-type="float">
            <text:p>-3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A5]-[.B5])^2" office:value-type="float" office:value="0" calcext:value-type="float">
            <text:p>0</text:p>
          </table:table-cell>
          <table:table-cell table:formula="of:=ABS([.A5]-[.B5])" office:value-type="float" office:value="0" calcext:value-type="float">
            <text:p>0</text:p>
          </table:table-cell>
          <table:table-cell table:formula="of:=(1-[.$B$35])*[.$B12]" office:value-type="float" office:value="7.2" calcext:value-type="float">
            <text:p>7,2</text:p>
          </table:table-cell>
          <table:table-cell table:formula="of:=(1+[.$B$35])*[.$B12]" office:value-type="float" office:value="8.8" calcext:value-type="float">
            <text:p>8,8</text:p>
          </table:table-cell>
          <table:table-cell table:formula="of:=(1-[.$B$36])*[.$B12]" office:value-type="float" office:value="4" calcext:value-type="float">
            <text:p>4</text:p>
          </table:table-cell>
          <table:table-cell table:formula="of:=(1+[.$B$36])*[.$B12]" office:value-type="float" office:value="12" calcext:value-type="float">
            <text:p>12</text:p>
          </table:table-cell>
        </table:table-row>
        <table:table-row table:style-name="ro6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A6]-[.B6])^2" office:value-type="float" office:value="0" calcext:value-type="float">
            <text:p>0</text:p>
          </table:table-cell>
          <table:table-cell table:formula="of:=ABS([.A6]-[.B6])" office:value-type="float" office:value="0" calcext:value-type="float">
            <text:p>0</text:p>
          </table:table-cell>
          <table:table-cell table:formula="of:=(1-[.$B$35])*[.$B13]" office:value-type="float" office:value="0" calcext:value-type="float">
            <text:p>0</text:p>
          </table:table-cell>
          <table:table-cell table:formula="of:=(1+[.$B$35])*[.$B13]" office:value-type="float" office:value="0" calcext:value-type="float">
            <text:p>0</text:p>
          </table:table-cell>
          <table:table-cell table:style-name="ce14" table:formula="of:=(1-[.$B$36])*[.$B13]" office:value-type="float" office:value="0" calcext:value-type="float">
            <text:p>0</text:p>
          </table:table-cell>
          <table:table-cell table:style-name="ce14" table:formula="of:=(1+[.$B$36])*[.$B13]" office:value-type="float" office:value="0" calcext:value-type="float">
            <text:p>0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A8]-[.B8])^2" office:value-type="float" office:value="0" calcext:value-type="float">
            <text:p>0</text:p>
          </table:table-cell>
          <table:table-cell table:formula="of:=ABS([.A8]-[.B8])" office:value-type="float" office:value="0" calcext:value-type="float">
            <text:p>0</text:p>
          </table:table-cell>
          <table:table-cell table:formula="of:=(1-[.$B$35])*[.$B14]" office:value-type="float" office:value="2.7" calcext:value-type="float">
            <text:p>2,7</text:p>
          </table:table-cell>
          <table:table-cell table:formula="of:=(1+[.$B$35])*[.$B14]" office:value-type="float" office:value="3.3" calcext:value-type="float">
            <text:p>3,3</text:p>
          </table:table-cell>
          <table:table-cell table:formula="of:=(1-[.$B$36])*[.$B14]" office:value-type="float" office:value="1.5" calcext:value-type="float">
            <text:p>1,5</text:p>
          </table:table-cell>
          <table:table-cell table:formula="of:=(1+[.$B$36])*[.$B14]" office:value-type="float" office:value="4.5" calcext:value-type="float">
            <text:p>4,5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A9]-[.B9])^2" office:value-type="float" office:value="0" calcext:value-type="float">
            <text:p>0</text:p>
          </table:table-cell>
          <table:table-cell table:formula="of:=ABS([.A9]-[.B9])" office:value-type="float" office:value="0" calcext:value-type="float">
            <text:p>0</text:p>
          </table:table-cell>
          <table:table-cell table:style-name="ce17" table:formula="of:=(1-[.$B$35])*[.$B15]" office:value-type="float" office:value="9.9" calcext:value-type="float">
            <text:p>9,9</text:p>
          </table:table-cell>
          <table:table-cell table:style-name="ce17" table:formula="of:=(1+[.$B$35])*[.$B15]" office:value-type="float" office:value="12.1" calcext:value-type="float">
            <text:p>12,1</text:p>
          </table:table-cell>
          <table:table-cell table:formula="of:=(1-[.$B$36])*[.$B15]" office:value-type="float" office:value="5.5" calcext:value-type="float">
            <text:p>5,5</text:p>
          </table:table-cell>
          <table:table-cell table:formula="of:=(1+[.$B$36])*[.$B15]" office:value-type="float" office:value="16.5" calcext:value-type="float">
            <text:p>16,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A10]-[.B10])^2" office:value-type="float" office:value="1" calcext:value-type="float">
            <text:p>1</text:p>
          </table:table-cell>
          <table:table-cell table:formula="of:=ABS([.A10]-[.B10])" office:value-type="float" office:value="1" calcext:value-type="float">
            <text:p>1</text:p>
          </table:table-cell>
          <table:table-cell table:formula="of:=(1-[.$B$35])*[.$B16]" office:value-type="float" office:value="3.6" calcext:value-type="float">
            <text:p>3,6</text:p>
          </table:table-cell>
          <table:table-cell table:formula="of:=(1+[.$B$35])*[.$B16]" office:value-type="float" office:value="4.4" calcext:value-type="float">
            <text:p>4,4</text:p>
          </table:table-cell>
          <table:table-cell table:formula="of:=(1-[.$B$36])*[.$B16]" office:value-type="float" office:value="2" calcext:value-type="float">
            <text:p>2</text:p>
          </table:table-cell>
          <table:table-cell table:formula="of:=(1+[.$B$36])*[.$B16]" office:value-type="float" office:value="6" calcext:value-type="float">
            <text:p>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A11]-[.B11])^2" office:value-type="float" office:value="1" calcext:value-type="float">
            <text:p>1</text:p>
          </table:table-cell>
          <table:table-cell table:formula="of:=ABS([.A11]-[.B11])" office:value-type="float" office:value="1" calcext:value-type="float">
            <text:p>1</text:p>
          </table:table-cell>
          <table:table-cell table:formula="of:=(1-[.$B$35])*[.$B17]" office:value-type="float" office:value="1.8" calcext:value-type="float">
            <text:p>1,8</text:p>
          </table:table-cell>
          <table:table-cell table:formula="of:=(1+[.$B$35])*[.$B17]" office:value-type="float" office:value="2.2" calcext:value-type="float">
            <text:p>2,2</text:p>
          </table:table-cell>
          <table:table-cell table:formula="of:=(1-[.$B$36])*[.$B17]" office:value-type="float" office:value="1" calcext:value-type="float">
            <text:p>1</text:p>
          </table:table-cell>
          <table:table-cell table:formula="of:=(1+[.$B$36])*[.$B17]" office:value-type="float" office:value="3" calcext:value-type="float">
            <text:p>3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A12]-[.B12])^2" office:value-type="float" office:value="1" calcext:value-type="float">
            <text:p>1</text:p>
          </table:table-cell>
          <table:table-cell table:formula="of:=ABS([.A12]-[.B12])" office:value-type="float" office:value="1" calcext:value-type="float">
            <text:p>1</text:p>
          </table:table-cell>
          <table:table-cell table:formula="of:=(1-[.$B$35])*[.$B18]" office:value-type="float" office:value="8.1" calcext:value-type="float">
            <text:p>8,1</text:p>
          </table:table-cell>
          <table:table-cell table:formula="of:=(1+[.$B$35])*[.$B18]" office:value-type="float" office:value="9.9" calcext:value-type="float">
            <text:p>9,9</text:p>
          </table:table-cell>
          <table:table-cell table:formula="of:=(1-[.$B$36])*[.$B18]" office:value-type="float" office:value="4.5" calcext:value-type="float">
            <text:p>4,5</text:p>
          </table:table-cell>
          <table:table-cell table:formula="of:=(1+[.$B$36])*[.$B18]" office:value-type="float" office:value="13.5" calcext:value-type="float">
            <text:p>13,5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([.A14]-[.B14])^2" office:value-type="float" office:value="1" calcext:value-type="float">
            <text:p>1</text:p>
          </table:table-cell>
          <table:table-cell table:formula="of:=ABS([.A14]-[.B14])" office:value-type="float" office:value="1" calcext:value-type="float">
            <text:p>1</text:p>
          </table:table-cell>
          <table:table-cell table:style-name="ce17" table:formula="of:=(1-[.$B$35])*[.$B19]" office:value-type="float" office:value="30.6" calcext:value-type="float">
            <text:p>30,6</text:p>
          </table:table-cell>
          <table:table-cell table:style-name="ce17" table:formula="of:=(1+[.$B$35])*[.$B19]" office:value-type="float" office:value="37.4" calcext:value-type="float">
            <text:p>37,4</text:p>
          </table:table-cell>
          <table:table-cell table:formula="of:=(1-[.$B$36])*[.$B19]" office:value-type="float" office:value="17" calcext:value-type="float">
            <text:p>17</text:p>
          </table:table-cell>
          <table:table-cell table:formula="of:=(1+[.$B$36])*[.$B19]" office:value-type="float" office:value="51" calcext:value-type="float">
            <text:p>51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A21]-[.B21])^2" office:value-type="float" office:value="1" calcext:value-type="float">
            <text:p>1</text:p>
          </table:table-cell>
          <table:table-cell table:formula="of:=ABS([.A21]-[.B21])" office:value-type="float" office:value="1" calcext:value-type="float">
            <text:p>1</text:p>
          </table:table-cell>
          <table:table-cell table:formula="of:=(1-[.$B$35])*[.$B20]" office:value-type="float" office:value="6.3" calcext:value-type="float">
            <text:p>6,3</text:p>
          </table:table-cell>
          <table:table-cell table:formula="of:=(1+[.$B$35])*[.$B20]" office:value-type="float" office:value="7.7" calcext:value-type="float">
            <text:p>7,7</text:p>
          </table:table-cell>
          <table:table-cell table:formula="of:=(1-[.$B$36])*[.$B20]" office:value-type="float" office:value="3.5" calcext:value-type="float">
            <text:p>3,5</text:p>
          </table:table-cell>
          <table:table-cell table:formula="of:=(1+[.$B$36])*[.$B20]" office:value-type="float" office:value="10.5" calcext:value-type="float">
            <text:p>10,5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A22]-[.B22])^2" office:value-type="float" office:value="1" calcext:value-type="float">
            <text:p>1</text:p>
          </table:table-cell>
          <table:table-cell table:formula="of:=ABS([.A22]-[.B22])" office:value-type="float" office:value="1" calcext:value-type="float">
            <text:p>1</text:p>
          </table:table-cell>
          <table:table-cell table:style-name="ce17" table:formula="of:=(1-[.$B$35])*[.$B21]" office:value-type="float" office:value="18.9" calcext:value-type="float">
            <text:p>18,9</text:p>
          </table:table-cell>
          <table:table-cell table:style-name="ce17" table:formula="of:=(1+[.$B$35])*[.$B21]" office:value-type="float" office:value="23.1" calcext:value-type="float">
            <text:p>23,1</text:p>
          </table:table-cell>
          <table:table-cell table:formula="of:=(1-[.$B$36])*[.$B21]" office:value-type="float" office:value="10.5" calcext:value-type="float">
            <text:p>10,5</text:p>
          </table:table-cell>
          <table:table-cell table:formula="of:=(1+[.$B$36])*[.$B21]" office:value-type="float" office:value="31.5" calcext:value-type="float">
            <text:p>31,5</text:p>
          </table:table-cell>
        </table:table-row>
        <table:table-row table:style-name="ro6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table:formula="of:=([.A24]-[.B24])^2" office:value-type="float" office:value="1" calcext:value-type="float">
            <text:p>1</text:p>
          </table:table-cell>
          <table:table-cell table:formula="of:=ABS([.A24]-[.B24])" office:value-type="float" office:value="1" calcext:value-type="float">
            <text:p>1</text:p>
          </table:table-cell>
          <table:table-cell table:style-name="ce17" table:formula="of:=(1-[.$B$35])*[.$B22]" office:value-type="float" office:value="-14.4" calcext:value-type="float">
            <text:p>-14,4</text:p>
          </table:table-cell>
          <table:table-cell table:style-name="ce17" table:formula="of:=(1+[.$B$35])*[.$B22]" office:value-type="float" office:value="-17.6" calcext:value-type="float">
            <text:p>-17,6</text:p>
          </table:table-cell>
          <table:table-cell table:formula="of:=(1-[.$B$36])*[.$B22]" office:value-type="float" office:value="-8" calcext:value-type="float">
            <text:p>-8</text:p>
          </table:table-cell>
          <table:table-cell table:formula="of:=(1+[.$B$36])*[.$B22]" office:value-type="float" office:value="-24" calcext:value-type="float">
            <text:p>-24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([.A27]-[.B27])^2" office:value-type="float" office:value="4" calcext:value-type="float">
            <text:p>4</text:p>
          </table:table-cell>
          <table:table-cell table:formula="of:=ABS([.A27]-[.B27])" office:value-type="float" office:value="2" calcext:value-type="float">
            <text:p>2</text:p>
          </table:table-cell>
          <table:table-cell table:style-name="ce17" table:formula="of:=(1-[.$B$35])*[.$B23]" office:value-type="float" office:value="17.1" calcext:value-type="float">
            <text:p>17,1</text:p>
          </table:table-cell>
          <table:table-cell table:style-name="ce17" table:formula="of:=(1+[.$B$35])*[.$B23]" office:value-type="float" office:value="20.9" calcext:value-type="float">
            <text:p>20,9</text:p>
          </table:table-cell>
          <table:table-cell table:formula="of:=(1-[.$B$36])*[.$B23]" office:value-type="float" office:value="9.5" calcext:value-type="float">
            <text:p>9,5</text:p>
          </table:table-cell>
          <table:table-cell table:formula="of:=(1+[.$B$36])*[.$B23]" office:value-type="float" office:value="28.5" calcext:value-type="float">
            <text:p>28,5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A30]-[.B30])^2" office:value-type="float" office:value="9" calcext:value-type="float">
            <text:p>9</text:p>
          </table:table-cell>
          <table:table-cell table:formula="of:=ABS([.A30]-[.B30])" office:value-type="float" office:value="3" calcext:value-type="float">
            <text:p>3</text:p>
          </table:table-cell>
          <table:table-cell table:formula="of:=(1-[.$B$35])*[.$B24]" office:value-type="float" office:value="8.1" calcext:value-type="float">
            <text:p>8,1</text:p>
          </table:table-cell>
          <table:table-cell table:formula="of:=(1+[.$B$35])*[.$B24]" office:value-type="float" office:value="9.9" calcext:value-type="float">
            <text:p>9,9</text:p>
          </table:table-cell>
          <table:table-cell table:formula="of:=(1-[.$B$36])*[.$B24]" office:value-type="float" office:value="4.5" calcext:value-type="float">
            <text:p>4,5</text:p>
          </table:table-cell>
          <table:table-cell table:formula="of:=(1+[.$B$36])*[.$B24]" office:value-type="float" office:value="13.5" calcext:value-type="float">
            <text:p>13,5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A13]-[.B13])^2" office:value-type="float" office:value="1" calcext:value-type="float">
            <text:p>1</text:p>
          </table:table-cell>
          <table:table-cell table:formula="of:=ABS([.A13]-[.B13])" office:value-type="float" office:value="1" calcext:value-type="float">
            <text:p>1</text:p>
          </table:table-cell>
          <table:table-cell table:formula="of:=(1-[.$B$35])*[.$B25]" office:value-type="float" office:value="9.9" calcext:value-type="float">
            <text:p>9,9</text:p>
          </table:table-cell>
          <table:table-cell table:formula="of:=(1+[.$B$35])*[.$B25]" office:value-type="float" office:value="12.1" calcext:value-type="float">
            <text:p>12,1</text:p>
          </table:table-cell>
          <table:table-cell table:formula="of:=(1-[.$B$36])*[.$B25]" office:value-type="float" office:value="5.5" calcext:value-type="float">
            <text:p>5,5</text:p>
          </table:table-cell>
          <table:table-cell table:formula="of:=(1+[.$B$36])*[.$B25]" office:value-type="float" office:value="16.5" calcext:value-type="float">
            <text:p>16,5</text:p>
          </table:table-cell>
        </table:table-row>
        <table:table-row table:style-name="ro6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table:formula="of:=([.A16]-[.B16])^2" office:value-type="float" office:value="1" calcext:value-type="float">
            <text:p>1</text:p>
          </table:table-cell>
          <table:table-cell table:formula="of:=ABS([.A16]-[.B16])" office:value-type="float" office:value="1" calcext:value-type="float">
            <text:p>1</text:p>
          </table:table-cell>
          <table:table-cell table:formula="of:=(1-[.$B$35])*[.$B26]" office:value-type="float" office:value="-4.5" calcext:value-type="float">
            <text:p>-4,5</text:p>
          </table:table-cell>
          <table:table-cell table:formula="of:=(1+[.$B$35])*[.$B26]" office:value-type="float" office:value="-5.5" calcext:value-type="float">
            <text:p>-5,5</text:p>
          </table:table-cell>
          <table:table-cell table:formula="of:=(1-[.$B$36])*[.$B26]" office:value-type="float" office:value="-2.5" calcext:value-type="float">
            <text:p>-2,5</text:p>
          </table:table-cell>
          <table:table-cell table:formula="of:=(1+[.$B$36])*[.$B26]" office:value-type="float" office:value="-7.5" calcext:value-type="float">
            <text:p>-7,5</text:p>
          </table:table-cell>
        </table:table-row>
        <table:table-row table:style-name="ro6"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table:formula="of:=([.A19]-[.B19])^2" office:value-type="float" office:value="1" calcext:value-type="float">
            <text:p>1</text:p>
          </table:table-cell>
          <table:table-cell table:formula="of:=ABS([.A19]-[.B19])" office:value-type="float" office:value="1" calcext:value-type="float">
            <text:p>1</text:p>
          </table:table-cell>
          <table:table-cell table:style-name="ce17" table:formula="of:=(1-[.$B$35])*[.$B27]" office:value-type="float" office:value="-18.9" calcext:value-type="float">
            <text:p>-18,9</text:p>
          </table:table-cell>
          <table:table-cell table:style-name="ce17" table:formula="of:=(1+[.$B$35])*[.$B27]" office:value-type="float" office:value="-23.1" calcext:value-type="float">
            <text:p>-23,1</text:p>
          </table:table-cell>
          <table:table-cell table:formula="of:=(1-[.$B$36])*[.$B27]" office:value-type="float" office:value="-10.5" calcext:value-type="float">
            <text:p>-10,5</text:p>
          </table:table-cell>
          <table:table-cell table:formula="of:=(1+[.$B$36])*[.$B27]" office:value-type="float" office:value="-31.5" calcext:value-type="float">
            <text:p>-31,5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([.A20]-[.B20])^2" office:value-type="float" office:value="1" calcext:value-type="float">
            <text:p>1</text:p>
          </table:table-cell>
          <table:table-cell table:formula="of:=ABS([.A20]-[.B20])" office:value-type="float" office:value="1" calcext:value-type="float">
            <text:p>1</text:p>
          </table:table-cell>
          <table:table-cell table:style-name="ce17" table:formula="of:=(1-[.$B$35])*[.$B28]" office:value-type="float" office:value="23.4" calcext:value-type="float">
            <text:p>23,4</text:p>
          </table:table-cell>
          <table:table-cell table:style-name="ce17" table:formula="of:=(1+[.$B$35])*[.$B28]" office:value-type="float" office:value="28.6" calcext:value-type="float">
            <text:p>28,6</text:p>
          </table:table-cell>
          <table:table-cell table:formula="of:=(1-[.$B$36])*[.$B28]" office:value-type="float" office:value="13" calcext:value-type="float">
            <text:p>13</text:p>
          </table:table-cell>
          <table:table-cell table:formula="of:=(1+[.$B$36])*[.$B28]" office:value-type="float" office:value="39" calcext:value-type="float">
            <text:p>39</text:p>
          </table:table-cell>
        </table:table-row>
        <table:table-row table:style-name="ro6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table:formula="of:=([.A29]-[.B29])^2" office:value-type="float" office:value="4" calcext:value-type="float">
            <text:p>4</text:p>
          </table:table-cell>
          <table:table-cell table:formula="of:=ABS([.A29]-[.B29])" office:value-type="float" office:value="2" calcext:value-type="float">
            <text:p>2</text:p>
          </table:table-cell>
          <table:table-cell table:formula="of:=(1-[.$B$35])*[.$B29]" office:value-type="float" office:value="-12.6" calcext:value-type="float">
            <text:p>-12,6</text:p>
          </table:table-cell>
          <table:table-cell table:formula="of:=(1+[.$B$35])*[.$B29]" office:value-type="float" office:value="-15.4" calcext:value-type="float">
            <text:p>-15,4</text:p>
          </table:table-cell>
          <table:table-cell table:formula="of:=(1-[.$B$36])*[.$B29]" office:value-type="float" office:value="-7" calcext:value-type="float">
            <text:p>-7</text:p>
          </table:table-cell>
          <table:table-cell table:formula="of:=(1+[.$B$36])*[.$B29]" office:value-type="float" office:value="-21" calcext:value-type="float">
            <text:p>-21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([.A15]-[.B15])^2" office:value-type="float" office:value="1" calcext:value-type="float">
            <text:p>1</text:p>
          </table:table-cell>
          <table:table-cell table:formula="of:=ABS([.A15]-[.B15])" office:value-type="float" office:value="1" calcext:value-type="float">
            <text:p>1</text:p>
          </table:table-cell>
          <table:table-cell table:formula="of:=(1-[.$B$35])*[.$B30]" office:value-type="float" office:value="21.6" calcext:value-type="float">
            <text:p>21,6</text:p>
          </table:table-cell>
          <table:table-cell table:formula="of:=(1+[.$B$35])*[.$B30]" office:value-type="float" office:value="26.4" calcext:value-type="float">
            <text:p>26,4</text:p>
          </table:table-cell>
          <table:table-cell table:formula="of:=(1-[.$B$36])*[.$B30]" office:value-type="float" office:value="12" calcext:value-type="float">
            <text:p>12</text:p>
          </table:table-cell>
          <table:table-cell table:formula="of:=(1+[.$B$36])*[.$B30]" office:value-type="float" office:value="36" calcext:value-type="float">
            <text:p>36</text:p>
          </table:table-cell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6" table:formula="of:=([.A23]-[.B23])^2" office:value-type="float" office:value="1" calcext:value-type="float">
            <text:p>1</text:p>
          </table:table-cell>
          <table:table-cell table:style-name="ce6" table:formula="of:=ABS([.A23]-[.B23])" office:value-type="float" office:value="1" calcext:value-type="float">
            <text:p>1</text:p>
          </table:table-cell>
          <table:table-cell table:formula="of:=(1-[.$B$35])*[.$B31]" office:value-type="float" office:value="9.9" calcext:value-type="float">
            <text:p>9,9</text:p>
          </table:table-cell>
          <table:table-cell table:style-name="ce14" table:formula="of:=(1+[.$B$35])*[.$B31]" office:value-type="float" office:value="12.1" calcext:value-type="float">
            <text:p>12,1</text:p>
          </table:table-cell>
          <table:table-cell table:formula="of:=(1-[.$B$36])*[.$B31]" office:value-type="float" office:value="5.5" calcext:value-type="float">
            <text:p>5,5</text:p>
          </table:table-cell>
          <table:table-cell table:formula="of:=(1+[.$B$36])*[.$B31]" office:value-type="float" office:value="16.5" calcext:value-type="float">
            <text:p>16,5</text:p>
          </table:table-cell>
        </table:table-row>
        <table:table-row table:style-name="ro6">
          <table:table-cell table:style-name="ce7" office:value-type="string" calcext:value-type="string">
            <text:p>n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6"/>
        </table:table-row>
        <table:table-row table:style-name="ro6">
          <table:table-cell table:style-name="ce8" office:value-type="string" calcext:value-type="string">
            <text:p><text:span text:style-name="T2">MSE</text:span></text:p>
          </table:table-cell>
          <table:table-cell table:style-name="ce12" table:formula="of:=SUM([.C2:.C31])/[.B32]" office:value-type="float" office:value="1.76666666666667" calcext:value-type="float">
            <text:p>1,76666666666667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Медиана</text:p>
          </table:table-cell>
          <table:table-cell table:style-name="ce7" table:formula="of:=SUM([.D16:.D17])/2" office:value-type="float" office:value="1" calcext:value-type="float">
            <text:p>1</text:p>
          </table:table-cell>
          <table:table-cell table:style-name="ce7" table:number-columns-repeated="6"/>
        </table:table-row>
        <table:table-row table:style-name="ro6">
          <table:table-cell table:style-name="ce8" office:value-type="string" calcext:value-type="string">
            <text:p>p1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p2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ACPER1</text:p>
          </table:table-cell>
          <table:table-cell table:style-name="ce7" office:value-type="string" calcext:value-type="string">
            <text:p>"14/30"</text:p>
          </table:table-cell>
          <table:table-cell table:style-name="ce7" table:number-columns-repeated="6"/>
        </table:table-row>
        <table:table-row table:style-name="ro6">
          <table:table-cell table:style-name="ce7" office:value-type="string" calcext:value-type="string">
            <text:p>ACPER2</text:p>
          </table:table-cell>
          <table:table-cell table:style-name="ce7" office:value-type="string" calcext:value-type="string">
            <text:p>"28/30"</text:p>
          </table:table-cell>
          <table:table-cell table:style-name="ce7" table:number-columns-repeated="6"/>
        </table:table-row>
      </table:table>
      <table:table table:name="Задача 3 &quot;Банк&quot;" table:style-name="ta1">
        <table:table-column table:style-name="co1" table:number-columns-repeated="13" table:default-cell-style-name="Default"/>
        <table:table-row table:style-name="ro4">
          <table:table-cell table:style-name="ce20" office:value-type="string" calcext:value-type="string" table:number-columns-spanned="5" table:number-rows-spanned="1">
            <text:p/>
            <text:p>Часть 1: Описание возможных исходов классификации заёмщика</text:p>
          </table:table-cell>
          <table:covered-table-cell table:number-columns-repeated="4"/>
          <table:table-cell table:number-columns-repeated="8"/>
        </table:table-row>
        <table:table-row table:style-name="ro7">
          <table:table-cell office:value-type="string" calcext:value-type="string" table:number-columns-spanned="5" table:number-rows-spanned="1">
            <text:p>Пусть:</text:p>
            <text:p/>
            <text:p>y=1 обозначает кредитоспособного заёмщика;</text:p>
            <text:p/>
            <text:p>y=0 обозначает некредитоспособного заёмщика.</text:p>
          </table:table-cell>
          <table:covered-table-cell table:number-columns-repeated="4"/>
          <table:table-cell table:number-columns-repeated="8"/>
        </table:table-row>
        <table:table-row table:style-name="ro8">
          <table:table-cell table:style-name="ce44" office:value-type="string" calcext:value-type="string" table:number-columns-spanned="13" table:number-rows-spanned="1">
            <text:p>Тогда возможны следующие исходы:</text:p>
            <text:p/>
            <text:p>True Positive (TP): Кредитоспособный заёмщик был классифицирован как кредитоспособный. Банк выдал кредит, и заёмщик его вернул.</text:p>
            <text:p>False Negative (FN): Некредитоспособный заёмщик был неправильно классифицирован как кредитоспособный. Заёмщику выдан кредит, который он не возвращает.</text:p>
            <text:p>True Negative (TN): Некредитоспособный заёмщик правильно классифицировался как некредитоспособный. Банку удалось избежать риска невозврата кредита.</text:p>
            <text:p>False Positive (FP): Кредитоспособный заёмщик неверно классифицируется как некредитоспособный. Здоровый клиент получает отказ в кредите, хотя мог бы вернуть его.</text:p>
          </table:table-cell>
          <table:covered-table-cell table:number-columns-repeated="12"/>
        </table:table-row>
        <table:table-row table:style-name="ro9">
          <table:table-cell table:style-name="ce44" office:value-type="string" calcext:value-type="string" table:number-columns-spanned="9" table:number-rows-spanned="1">
            <text:p>Ошибки имеют разную значимость:</text:p>
            <text:p/>
            <text:p>Ошибка FN имеет более серьёзные последствия, так как банк теряет деньги из-за невозвращённого кредита.</text:p>
            <text:p>Ошибка FP менее критична, так как это просто упущенный шанс выдать кредит.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44" office:value-type="string" calcext:value-type="string" table:number-columns-spanned="13" table:number-rows-spanned="6">
            <text:p><text:span text:style-name="T3">Мы можем учесть различную важность ошибок, используя весовые коэффициенты. Например, если ошибка FN считается более важной, её вес может быть больше. Формула: Total Cost = w</text:span><text:span text:style-name="T4">FN</text:span><text:span text:style-name="T5"> * FN + w</text:span><text:span text:style-name="T4">FP </text:span><text:span text:style-name="T5"> * FP</text:span></text:p>
          </table:table-cell>
          <table:covered-table-cell table:number-columns-repeated="12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table-cell table:style-name="ce20" office:value-type="string" calcext:value-type="string" table:number-columns-spanned="5" table:number-rows-spanned="1">
            <text:p>Часть 2: Расчёт значений TP, TN, FP, FN и метрик P, R, A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style-name="ce44" office:value-type="string" calcext:value-type="string" table:number-columns-spanned="10" table:number-rows-spanned="5">
            <text:p>Исходные данные:</text:p>
            <text:p>Всего заявок от кредитоспособных заёмщиков: 500</text:p>
            <text:p>Из них одобрено: 450</text:p>
            <text:p>Всего заявок от некредитоспособных заёмщиков: 300</text:p>
            <text:p>Из них одобрено: 2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style-name="ce22" office:value-type="string" calcext:value-type="string">
            <text:p>Расчёты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44" office:value-type="string" calcext:value-type="string" table:number-columns-spanned="10" table:number-rows-spanned="2">
            <text:p>True Positive (TP): Количество кредитоспособных клиентов, которым был выдан кредит: TP=45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Positive (FP): Число кредитоспособных заемщиков, которые получили отказ: FP=500−450=5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True Negative (TN): Количества некредитоспособных заявителей, которым было отказано: TN=300−20=28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Negative (FN): Некредитоспособные клиенты, которым всё же был выдан кредит: FN=2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Точность (Precision, P): P = TP/(TP + FP)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5" table:number-rows-spanned="1">
            <text:p>P = 450 / (450+50) = 450/500 = 0.9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R = TP / TP + FN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R = 450 / (450 + 20) = 450/470 = 0.95745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0">
          <table:table-cell table:style-name="ce44" office:value-type="string" calcext:value-type="string" table:number-columns-spanned="7" table:number-rows-spanned="1">
            <text:p>Средняя стоимость ошибки (Accuracy, A): w<text:span text:style-name="T6">FP </text:span><text:span text:style-name="T7">= 1 (ошибочный отказ кредитоспособному клиенту), w</text:span><text:span text:style-name="T6">FN </text:span><text:span text:style-name="T7">= 5 (выдача кредита некредитоспособному заёмщику)</text:span></text:p>
          </table:table-cell>
          <table:covered-table-cell table:number-columns-repeated="5" table:style-name="ce44"/>
          <table:covered-table-cell/>
          <table:table-cell table:number-columns-repeated="6"/>
        </table:table-row>
        <table:table-row table:style-name="ro2">
          <table:table-cell table:style-name="ce44" table:number-columns-repeated="6"/>
          <table: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Общая формула для взвешенной точности: A = (w<text:span text:style-name="T6">FP </text:span><text:span text:style-name="T7">* FP + w</text:span><text:span text:style-name="T6">FN</text:span><text:span text:style-name="T7"> * FN)/N</text:span>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Где N — общее количество примеров: N = 800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A = (1*50)+(5*20)/800 = 0.1875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3" office:value-type="string" calcext:value-type="string" table:number-columns-spanned="3" table:number-rows-spanned="1">
            <text:p>Ответы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TP: 4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N: 2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P: 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N: 20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2" table:number-rows-spanned="1">
            <text:p>Точность: 0.9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 table:number-columns-spanned="2" table:number-rows-spanned="1">
            <text:p>Полнота: ~0.96</text:p>
          </table:table-cell>
          <table:covered-table-cell/>
          <table:table-cell table:number-columns-repeated="11"/>
        </table:table-row>
        <table:table-row table:style-name="ro2">
          <table:table-cell table:style-name="ce24" office:value-type="string" calcext:value-type="string" table:number-columns-spanned="3" table:number-rows-spanned="1">
            <text:p>Средняя стоимость ошибки 0.18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25:40.536000000</meta:creation-date>
    <dc:date>2024-11-14T23:42:09.523000000</dc:date>
    <meta:editing-duration>PT14H46M33S</meta:editing-duration>
    <meta:editing-cycles>49</meta:editing-cycles>
    <meta:generator>LibreOffice/7.5.1.2$Windows_X86_64 LibreOffice_project/fcbaee479e84c6cd81291587d2ee68cba099e129</meta:generator>
    <meta:document-statistic meta:table-count="3" meta:cell-count="298" meta:object-count="0"/>
  </office:meta>
</office:document-meta>
</file>